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änge</text:p>
          </table:table-cell>
          <table:table-cell office:value-type="string" calcext:value-type="string">
            <text:p>Anzahl per Ebene</text:p>
          </table:table-cell>
          <table:table-cell office:value-type="string" calcext:value-type="string">
            <text:p>Ebenen</text:p>
          </table:table-cell>
          <table:table-cell office:value-type="string" calcext:value-type="string">
            <text:p>Gesamt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3]*[.B3]*[.C3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4]*[.B4]*[.C4]"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5]*[.B5]*[.C5]" office:value-type="float" office:value="8680" calcext:value-type="float">
            <text:p>8680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6]*[.B6]*[.C6]" office:value-type="float" office:value="24000" calcext:value-type="float">
            <text:p>2400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]*[.B7]*[.C7]" office:value-type="float" office:value="13200" calcext:value-type="float">
            <text:p>132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.D3:.D7])" office:value-type="float" office:value="55780" calcext:value-type="float">
            <text:p>55780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D9]/[.A10]" office:value-type="float" office:value="18.5933333333333" calcext:value-type="float">
            <text:p>18.593333333333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formula="of:=[.A4]+[.A3]" office:value-type="float" office:value="650" calcext:value-type="float">
            <text:p>65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rfügbare Längen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[.A19]/[.A4]" office:value-type="float" office:value="3.6" calcext:value-type="float">
            <text:p>3.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18:22.254143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2:54:37.842966301</meta:creation-date>
    <dc:date>2020-04-27T21:46:42.826240808</dc:date>
    <meta:editing-duration>PT8H3M14S</meta:editing-duration>
    <meta:editing-cycles>5</meta:editing-cycles>
    <meta:generator>LibreOffice/6.4.3.2$Linux_X86_64 LibreOffice_project/40$Build-2</meta:generator>
    <meta:document-statistic meta:table-count="1" meta:cell-count="37" meta:object-count="0"/>
  </office:meta>
</office:document-meta>
</file>